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86.94pt"/>
    </style:style>
    <style:style style:name="co11" style:family="table-column">
      <style:table-column-properties fo:break-before="auto" style:column-width="91.59pt"/>
    </style:style>
    <style:style style:name="co4" style:family="table-column">
      <style:table-column-properties fo:break-before="auto" style:column-width="32.26pt"/>
    </style:style>
    <style:style style:name="co5" style:family="table-column">
      <style:table-column-properties fo:break-before="auto" style:column-width="31.29pt"/>
    </style:style>
    <style:style style:name="co6" style:family="table-column">
      <style:table-column-properties fo:break-before="auto" style:column-width="47.71pt"/>
    </style:style>
    <style:style style:name="co7" style:family="table-column">
      <style:table-column-properties fo:break-before="auto" style:column-width="59.3pt"/>
    </style:style>
    <style:style style:name="co8" style:family="table-column">
      <style:table-column-properties fo:break-before="auto" style:column-width="60.24pt"/>
    </style:style>
    <style:style style:name="co12" style:family="table-column">
      <style:table-column-properties fo:break-before="auto" style:column-width="58.31pt"/>
    </style:style>
    <style:style style:name="co13" style:family="table-column">
      <style:table-column-properties fo:break-before="auto" style:column-width="68.94pt"/>
    </style:style>
    <style:style style:name="co14" style:family="table-column">
      <style:table-column-properties fo:break-before="auto" style:column-width="82.46pt"/>
    </style:style>
    <style:style style:name="co15" style:family="table-column">
      <style:table-column-properties fo:break-before="auto" style:column-width="49.66pt"/>
    </style:style>
    <style:style style:name="co16" style:family="table-column">
      <style:table-column-properties fo:break-before="auto" style:column-width="44.79pt"/>
    </style:style>
    <style:style style:name="co17" style:family="table-column">
      <style:table-column-properties fo:break-before="auto" style:column-width="76.6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ext-properties style:font-name="Liberation Sans" fo:font-size="6pt" style:font-name-asian="Droid Sans Fallback" style:font-size-asian="6pt" style:font-name-complex="FreeSans" style:font-size-complex="6pt"/>
    </style:style>
    <style:style style:name="ce4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aufgabe-5.5-fit" table:style-name="ta1"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6" table:default-cell-style-name="ce2"/>
        <table:table-column table:style-name="co8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6" table:default-cell-style-name="ce2"/>
        <table:table-column table:style-name="co15" table:default-cell-style-name="ce2"/>
        <table:table-column table:style-name="co16" table:default-cell-style-name="ce2"/>
        <table:table-column table:style-name="co12" table:default-cell-style-name="ce2"/>
        <table:table-column table:style-name="co17" table:number-columns-repeated="27" table:default-cell-style-name="Default"/>
        <table:table-row table:style-name="ro1">
          <table:table-cell office:value-type="string" calcext:value-type="string">
            <text:p>Ordnung</text:p>
          </table:table-cell>
          <table:table-cell office:value-type="string" calcext:value-type="string">
            <text:p>Feld [T]</text:p>
          </table:table-cell>
          <table:table-cell office:value-type="string" calcext:value-type="string">
            <text:p>r sigma – [px]</text:p>
          </table:table-cell>
          <table:table-cell office:value-type="string" calcext:value-type="string">
            <text:p>delta r sigma – [px]</text:p>
          </table:table-cell>
          <table:table-cell office:value-type="string" calcext:value-type="string">
            <text:p>r sigma + [px]</text:p>
          </table:table-cell>
          <table:table-cell office:value-type="string" calcext:value-type="string">
            <text:p>delta r sigma + [px]</text:p>
          </table:table-cell>
          <table:table-cell office:value-type="string" calcext:value-type="string">
            <text:p>Delta Lambda [pm]</text:p>
          </table:table-cell>
          <table:table-cell office:value-type="string" calcext:value-type="string">
            <text:p>Avg Delta Lambda [pm]</text:p>
          </table:table-cell>
          <table:table-cell office:value-type="string" calcext:value-type="string">
            <text:p>3*Stddev Delta Lambda [pm]</text:p>
          </table:table-cell>
          <table:table-cell office:value-type="string" calcext:value-type="string">
            <text:p>Nu [GHz]</text:p>
          </table:table-cell>
          <table:table-cell office:value-type="string" calcext:value-type="string">
            <text:p>Delta Nu [GHz]</text:p>
          </table:table-cell>
          <table:table-cell office:value-type="string" calcext:value-type="string">
            <text:p>Nu/c [cm^-1]</text:p>
          </table:table-cell>
          <table:table-cell office:value-type="string" calcext:value-type="string">
            <text:p>Delta Nu/c [cm^-1]</text:p>
          </table:table-cell>
          <table:table-cell table:number-columns-repeated="2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9" calcext:value-type="float">
            <text:p>0.49</text:p>
          </table:table-cell>
          <table:table-cell office:value-type="float" office:value="507.033973065" calcext:value-type="float">
            <text:p>507.033973065</text:p>
          </table:table-cell>
          <table:table-cell office:value-type="float" office:value="23.7751330464" calcext:value-type="float">
            <text:p>23.7751330464</text:p>
          </table:table-cell>
          <table:table-cell office:value-type="float" office:value="544.6851603" calcext:value-type="float">
            <text:p>544.6851603</text:p>
          </table:table-cell>
          <table:table-cell office:value-type="float" office:value="19.3350675653" calcext:value-type="float">
            <text:p>19.3350675653</text:p>
          </table:table-cell>
          <table:table-cell table:formula="of:=0.546075*(([.E2]-295)^2-([.C2]-295)^2)*4.65^2/(2*(2*73228^2))*1000*1000" office:value-type="float" office:value="9.56974598295588" calcext:value-type="float">
            <text:p>9.569745983</text:p>
          </table:table-cell>
          <table:table-cell table:formula="of:=AVERAGE([.G2:.G10])" office:value-type="float" office:value="9.71942085080692" calcext:value-type="float">
            <text:p>9.7194208508</text:p>
          </table:table-cell>
          <table:table-cell table:formula="of:=STDEV([.G2:.G10])*3" office:value-type="float" office:value="0.641730345276251" calcext:value-type="float">
            <text:p>0.6417303453</text:p>
          </table:table-cell>
          <table:table-cell table:formula="of:=[.H2]*2.99792E+020/(546075^2)/1000000000" office:value-type="float" office:value="9.77137854002696" calcext:value-type="float">
            <text:p>9.77137854</text:p>
          </table:table-cell>
          <table:table-cell table:style-name="ce3" table:formula="of:=[.I2]*2.99792E+020/(546075^2)/1000000000" office:value-type="float" office:value="0.645160881555598" calcext:value-type="float">
            <text:p>0.6451608816</text:p>
          </table:table-cell>
          <table:table-cell table:formula="of:=[.J2]*1000000000/(29979200000)" office:value-type="float" office:value="0.325938602098353" calcext:value-type="float">
            <text:p>0.3259386021</text:p>
          </table:table-cell>
          <table:table-cell table:formula="of:=[.K2]*1000000000/(29979200000)" office:value-type="float" office:value="0.0215202834483775" calcext:value-type="float">
            <text:p>0.0215202834</text:p>
          </table:table-cell>
          <table:table-cell table:number-columns-repeated="2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9" calcext:value-type="float">
            <text:p>0.49</text:p>
          </table:table-cell>
          <table:table-cell office:value-type="float" office:value="617.12206326" calcext:value-type="float">
            <text:p>617.12206326</text:p>
          </table:table-cell>
          <table:table-cell office:value-type="float" office:value="17.2780317343" calcext:value-type="float">
            <text:p>17.2780317343</text:p>
          </table:table-cell>
          <table:table-cell office:value-type="float" office:value="642.532920704" calcext:value-type="float">
            <text:p>642.532920704</text:p>
          </table:table-cell>
          <table:table-cell office:value-type="float" office:value="18.1245332607" calcext:value-type="float">
            <text:p>18.1245332607</text:p>
          </table:table-cell>
          <table:table-cell table:formula="of:=0.546075*(([.E3]-295)^2-([.C3]-295)^2)*4.65^2/(2*(2*73228^2))*1000*1000" office:value-type="float" office:value="9.3672969611052" calcext:value-type="float">
            <text:p>9.3672969611</text:p>
          </table:table-cell>
          <table:table-cell table:number-columns-repeated="3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9" calcext:value-type="float">
            <text:p>0.49</text:p>
          </table:table-cell>
          <table:table-cell office:value-type="float" office:value="697.134596958" calcext:value-type="float">
            <text:p>697.134596958</text:p>
          </table:table-cell>
          <table:table-cell office:value-type="float" office:value="17.0783246504" calcext:value-type="float">
            <text:p>17.0783246504</text:p>
          </table:table-cell>
          <table:table-cell office:value-type="float" office:value="718.762183488" calcext:value-type="float">
            <text:p>718.762183488</text:p>
          </table:table-cell>
          <table:table-cell office:value-type="float" office:value="13.3687742952" calcext:value-type="float">
            <text:p>13.3687742952</text:p>
          </table:table-cell>
          <table:table-cell table:formula="of:=0.546075*(([.E4]-295)^2-([.C4]-295)^2)*4.65^2/(2*(2*73228^2))*1000*1000" office:value-type="float" office:value="9.83281106889099" calcext:value-type="float">
            <text:p>9.8328110689</text:p>
          </table:table-cell>
          <table:table-cell table:number-columns-repeated="3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9" calcext:value-type="float">
            <text:p>0.49</text:p>
          </table:table-cell>
          <table:table-cell office:value-type="float" office:value="764.192041899" calcext:value-type="float">
            <text:p>764.192041899</text:p>
          </table:table-cell>
          <table:table-cell office:value-type="float" office:value="15.1230275407" calcext:value-type="float">
            <text:p>15.1230275407</text:p>
          </table:table-cell>
          <table:table-cell office:value-type="float" office:value="782.646958041" calcext:value-type="float">
            <text:p>782.646958041</text:p>
          </table:table-cell>
          <table:table-cell office:value-type="float" office:value="13.0897194183" calcext:value-type="float">
            <text:p>13.0897194183</text:p>
          </table:table-cell>
          <table:table-cell table:formula="of:=0.546075*(([.E5]-295)^2-([.C5]-295)^2)*4.65^2/(2*(2*73228^2))*1000*1000" office:value-type="float" office:value="9.72063884196297" calcext:value-type="float">
            <text:p>9.720638842</text:p>
          </table:table-cell>
          <table:table-cell table:number-columns-repeated="3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9" calcext:value-type="float">
            <text:p>0.49</text:p>
          </table:table-cell>
          <table:table-cell office:value-type="float" office:value="822.956719285" calcext:value-type="float">
            <text:p>822.956719285</text:p>
          </table:table-cell>
          <table:table-cell office:value-type="float" office:value="14.6702361693" calcext:value-type="float">
            <text:p>14.6702361693</text:p>
          </table:table-cell>
          <table:table-cell office:value-type="float" office:value="839.158512645" calcext:value-type="float">
            <text:p>839.158512645</text:p>
          </table:table-cell>
          <table:table-cell office:value-type="float" office:value="11.9991969496" calcext:value-type="float">
            <text:p>11.9991969496</text:p>
          </table:table-cell>
          <table:table-cell table:formula="of:=0.546075*(([.E6]-295)^2-([.C6]-295)^2)*4.65^2/(2*(2*73228^2))*1000*1000" office:value-type="float" office:value="9.5619929292457" calcext:value-type="float">
            <text:p>9.5619929292</text:p>
          </table:table-cell>
          <table:table-cell table:number-columns-repeated="3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9" calcext:value-type="float">
            <text:p>0.49</text:p>
          </table:table-cell>
          <table:table-cell office:value-type="float" office:value="875.277549563" calcext:value-type="float">
            <text:p>875.277549563</text:p>
          </table:table-cell>
          <table:table-cell office:value-type="float" office:value="13.9441731714" calcext:value-type="float">
            <text:p>13.9441731714</text:p>
          </table:table-cell>
          <table:table-cell office:value-type="float" office:value="890.406058039" calcext:value-type="float">
            <text:p>890.406058039</text:p>
          </table:table-cell>
          <table:table-cell office:value-type="float" office:value="11.6427579208" calcext:value-type="float">
            <text:p>11.6427579208</text:p>
          </table:table-cell>
          <table:table-cell table:formula="of:=0.546075*(([.E7]-295)^2-([.C7]-295)^2)*4.65^2/(2*(2*73228^2))*1000*1000" office:value-type="float" office:value="9.79107639138497" calcext:value-type="float">
            <text:p>9.7910763914</text:p>
          </table:table-cell>
          <table:table-cell table:number-columns-repeated="3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9" calcext:value-type="float">
            <text:p>0.49</text:p>
          </table:table-cell>
          <table:table-cell office:value-type="float" office:value="923.500749934" calcext:value-type="float">
            <text:p>923.500749934</text:p>
          </table:table-cell>
          <table:table-cell office:value-type="float" office:value="14.0531079792" calcext:value-type="float">
            <text:p>14.0531079792</text:p>
          </table:table-cell>
          <table:table-cell office:value-type="float" office:value="937.372493204" calcext:value-type="float">
            <text:p>937.372493204</text:p>
          </table:table-cell>
          <table:table-cell office:value-type="float" office:value="11.4097353992" calcext:value-type="float">
            <text:p>11.4097353992</text:p>
          </table:table-cell>
          <table:table-cell table:formula="of:=0.546075*(([.E8]-295)^2-([.C8]-295)^2)*4.65^2/(2*(2*73228^2))*1000*1000" office:value-type="float" office:value="9.70458888006444" calcext:value-type="float">
            <text:p>9.7045888801</text:p>
          </table:table-cell>
          <table:table-cell table:number-columns-repeated="3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9" calcext:value-type="float">
            <text:p>0.49</text:p>
          </table:table-cell>
          <table:table-cell office:value-type="float" office:value="968.554285769" calcext:value-type="float">
            <text:p>968.554285769</text:p>
          </table:table-cell>
          <table:table-cell office:value-type="float" office:value="14.3111963642" calcext:value-type="float">
            <text:p>14.3111963642</text:p>
          </table:table-cell>
          <table:table-cell office:value-type="float" office:value="981.633862672" calcext:value-type="float">
            <text:p>981.633862672</text:p>
          </table:table-cell>
          <table:table-cell office:value-type="float" office:value="9.70453730112" calcext:value-type="float">
            <text:p>9.7045373011</text:p>
          </table:table-cell>
          <table:table-cell table:formula="of:=0.546075*(([.E9]-295)^2-([.C9]-295)^2)*4.65^2/(2*(2*73228^2))*1000*1000" office:value-type="float" office:value="9.79346882732857" calcext:value-type="float">
            <text:p>9.7934688273</text:p>
          </table:table-cell>
          <table:table-cell table:number-columns-repeated="3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9" calcext:value-type="float">
            <text:p>0.49</text:p>
          </table:table-cell>
          <table:table-cell office:value-type="float" office:value="1010.29926734" calcext:value-type="float">
            <text:p>1010.29926734</text:p>
          </table:table-cell>
          <table:table-cell office:value-type="float" office:value="14.7001391142" calcext:value-type="float">
            <text:p>14.7001391142</text:p>
          </table:table-cell>
          <table:table-cell office:value-type="float" office:value="1023.05275904" calcext:value-type="float">
            <text:p>1023.05275904</text:p>
          </table:table-cell>
          <table:table-cell office:value-type="float" office:value="11.300697261" calcext:value-type="float">
            <text:p>11.300697261</text:p>
          </table:table-cell>
          <table:table-cell table:formula="of:=0.546075*(([.E10]-295)^2-([.C10]-295)^2)*4.65^2/(2*(2*73228^2))*1000*1000" office:value-type="float" office:value="10.1331677743236" calcext:value-type="float">
            <text:p>10.1331677743</text:p>
          </table:table-cell>
          <table:table-cell table:number-columns-repeated="3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7" calcext:value-type="float">
            <text:p>0.57</text:p>
          </table:table-cell>
          <table:table-cell office:value-type="float" office:value="503.810124588" calcext:value-type="float">
            <text:p>503.810124588</text:p>
          </table:table-cell>
          <table:table-cell office:value-type="float" office:value="23.5071429915" calcext:value-type="float">
            <text:p>23.5071429915</text:p>
          </table:table-cell>
          <table:table-cell office:value-type="float" office:value="547.218128664" calcext:value-type="float">
            <text:p>547.218128664</text:p>
          </table:table-cell>
          <table:table-cell office:value-type="float" office:value="19.6766728068" calcext:value-type="float">
            <text:p>19.6766728068</text:p>
          </table:table-cell>
          <table:table-cell table:formula="of:=0.546075*(([.E11]-295)^2-([.C11]-295)^2)*4.65^2/(2*(2*73228^2))*1000*1000" office:value-type="float" office:value="11.0164386819068" calcext:value-type="float">
            <text:p>11.0164386819</text:p>
          </table:table-cell>
          <table:table-cell table:formula="of:=AVERAGE([.G11:.G19])" office:value-type="float" office:value="11.1801069986975" calcext:value-type="float">
            <text:p>11.1801069987</text:p>
          </table:table-cell>
          <table:table-cell table:formula="of:=STDEV([.G11:.G19])*3" office:value-type="float" office:value="0.761878722817903" calcext:value-type="float">
            <text:p>0.7618787228</text:p>
          </table:table-cell>
          <table:table-cell table:formula="of:=[.H11]*2.99792E+020/(546075^2)/1000000000" office:value-type="float" office:value="11.2398731652008" calcext:value-type="float">
            <text:p>11.2398731652</text:p>
          </table:table-cell>
          <table:table-cell table:style-name="ce3" table:formula="of:=[.I11]*2.99792E+020/(546075^2)/1000000000" office:value-type="float" office:value="0.765951543463409" calcext:value-type="float">
            <text:p>0.7659515435</text:p>
          </table:table-cell>
          <table:table-cell table:formula="of:=[.J11]*1000000000/(29979200000)" office:value-type="float" office:value="0.374922385026979" calcext:value-type="float">
            <text:p>0.374922385</text:p>
          </table:table-cell>
          <table:table-cell table:formula="of:=[.K11]*1000000000/(29979200000)" office:value-type="float" office:value="0.0255494323885697" calcext:value-type="float">
            <text:p>0.0255494324</text:p>
          </table:table-cell>
          <table:table-cell table:number-columns-repeated="2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7" calcext:value-type="float">
            <text:p>0.57</text:p>
          </table:table-cell>
          <table:table-cell office:value-type="float" office:value="614.990260812" calcext:value-type="float">
            <text:p>614.990260812</text:p>
          </table:table-cell>
          <table:table-cell office:value-type="float" office:value="18.1134408361" calcext:value-type="float">
            <text:p>18.1134408361</text:p>
          </table:table-cell>
          <table:table-cell office:value-type="float" office:value="644.351232071" calcext:value-type="float">
            <text:p>644.351232071</text:p>
          </table:table-cell>
          <table:table-cell office:value-type="float" office:value="17.578268324" calcext:value-type="float">
            <text:p>17.578268324</text:p>
          </table:table-cell>
          <table:table-cell table:formula="of:=0.546075*(([.E12]-295)^2-([.C12]-295)^2)*4.65^2/(2*(2*73228^2))*1000*1000" office:value-type="float" office:value="10.8183749419106" calcext:value-type="float">
            <text:p>10.8183749419</text:p>
          </table:table-cell>
          <table:table-cell table:number-columns-repeated="3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7" calcext:value-type="float">
            <text:p>0.57</text:p>
          </table:table-cell>
          <table:table-cell office:value-type="float" office:value="694.994453683" calcext:value-type="float">
            <text:p>694.994453683</text:p>
          </table:table-cell>
          <table:table-cell office:value-type="float" office:value="17.7122508271" calcext:value-type="float">
            <text:p>17.7122508271</text:p>
          </table:table-cell>
          <table:table-cell office:value-type="float" office:value="720.193924978" calcext:value-type="float">
            <text:p>720.193924978</text:p>
          </table:table-cell>
          <table:table-cell office:value-type="float" office:value="14.1009849315" calcext:value-type="float">
            <text:p>14.1009849315</text:p>
          </table:table-cell>
          <table:table-cell table:formula="of:=0.546075*(([.E13]-295)^2-([.C13]-295)^2)*4.65^2/(2*(2*73228^2))*1000*1000" office:value-type="float" office:value="11.4469133478217" calcext:value-type="float">
            <text:p>11.4469133478</text:p>
          </table:table-cell>
          <table:table-cell table:number-columns-repeated="3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7" calcext:value-type="float">
            <text:p>0.57</text:p>
          </table:table-cell>
          <table:table-cell office:value-type="float" office:value="762.902214684" calcext:value-type="float">
            <text:p>762.902214684</text:p>
          </table:table-cell>
          <table:table-cell office:value-type="float" office:value="14.3773745559" calcext:value-type="float">
            <text:p>14.3773745559</text:p>
          </table:table-cell>
          <table:table-cell office:value-type="float" office:value="784.336135455" calcext:value-type="float">
            <text:p>784.336135455</text:p>
          </table:table-cell>
          <table:table-cell office:value-type="float" office:value="12.8757592157" calcext:value-type="float">
            <text:p>12.8757592157</text:p>
          </table:table-cell>
          <table:table-cell table:formula="of:=0.546075*(([.E14]-295)^2-([.C14]-295)^2)*4.65^2/(2*(2*73228^2))*1000*1000" office:value-type="float" office:value="11.2944626550102" calcext:value-type="float">
            <text:p>11.294462655</text:p>
          </table:table-cell>
          <table:table-cell table:number-columns-repeated="3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7" calcext:value-type="float">
            <text:p>0.57</text:p>
          </table:table-cell>
          <table:table-cell office:value-type="float" office:value="821.525158659" calcext:value-type="float">
            <text:p>821.525158659</text:p>
          </table:table-cell>
          <table:table-cell office:value-type="float" office:value="14.2429457874" calcext:value-type="float">
            <text:p>14.2429457874</text:p>
          </table:table-cell>
          <table:table-cell office:value-type="float" office:value="840.244147128" calcext:value-type="float">
            <text:p>840.244147128</text:p>
          </table:table-cell>
          <table:table-cell office:value-type="float" office:value="12.6792038769" calcext:value-type="float">
            <text:p>12.6792038769</text:p>
          </table:table-cell>
          <table:table-cell table:formula="of:=0.546075*(([.E15]-295)^2-([.C15]-295)^2)*4.65^2/(2*(2*73228^2))*1000*1000" office:value-type="float" office:value="11.0440294263376" calcext:value-type="float">
            <text:p>11.0440294263</text:p>
          </table:table-cell>
          <table:table-cell table:number-columns-repeated="3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7" calcext:value-type="float">
            <text:p>0.57</text:p>
          </table:table-cell>
          <table:table-cell office:value-type="float" office:value="874.204741327" calcext:value-type="float">
            <text:p>874.204741327</text:p>
          </table:table-cell>
          <table:table-cell office:value-type="float" office:value="13.1624411573" calcext:value-type="float">
            <text:p>13.1624411573</text:p>
          </table:table-cell>
          <table:table-cell office:value-type="float" office:value="891.567863794" calcext:value-type="float">
            <text:p>891.567863794</text:p>
          </table:table-cell>
          <table:table-cell office:value-type="float" office:value="12.2564192989" calcext:value-type="float">
            <text:p>12.2564192989</text:p>
          </table:table-cell>
          <table:table-cell table:formula="of:=0.546075*(([.E16]-295)^2-([.C16]-295)^2)*4.65^2/(2*(2*73228^2))*1000*1000" office:value-type="float" office:value="11.2381552856886" calcext:value-type="float">
            <text:p>11.2381552857</text:p>
          </table:table-cell>
          <table:table-cell table:number-columns-repeated="3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7" calcext:value-type="float">
            <text:p>0.57</text:p>
          </table:table-cell>
          <table:table-cell office:value-type="float" office:value="922.49587568" calcext:value-type="float">
            <text:p>922.49587568</text:p>
          </table:table-cell>
          <table:table-cell office:value-type="float" office:value="13.4971314071" calcext:value-type="float">
            <text:p>13.4971314071</text:p>
          </table:table-cell>
          <table:table-cell office:value-type="float" office:value="938.550623014" calcext:value-type="float">
            <text:p>938.550623014</text:p>
          </table:table-cell>
          <table:table-cell office:value-type="float" office:value="11.3671587148" calcext:value-type="float">
            <text:p>11.3671587148</text:p>
          </table:table-cell>
          <table:table-cell table:formula="of:=0.546075*(([.E17]-295)^2-([.C17]-295)^2)*4.65^2/(2*(2*73228^2))*1000*1000" office:value-type="float" office:value="11.2333367159895" calcext:value-type="float">
            <text:p>11.233336716</text:p>
          </table:table-cell>
          <table:table-cell table:number-columns-repeated="3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7" calcext:value-type="float">
            <text:p>0.57</text:p>
          </table:table-cell>
          <table:table-cell office:value-type="float" office:value="967.05810444" calcext:value-type="float">
            <text:p>967.05810444</text:p>
          </table:table-cell>
          <table:table-cell office:value-type="float" office:value="13.1805935315" calcext:value-type="float">
            <text:p>13.1805935315</text:p>
          </table:table-cell>
          <table:table-cell office:value-type="float" office:value="982.566749573" calcext:value-type="float">
            <text:p>982.566749573</text:p>
          </table:table-cell>
          <table:table-cell office:value-type="float" office:value="11.7607436194" calcext:value-type="float">
            <text:p>11.7607436194</text:p>
          </table:table-cell>
          <table:table-cell table:formula="of:=0.546075*(([.E18]-295)^2-([.C18]-295)^2)*4.65^2/(2*(2*73228^2))*1000*1000" office:value-type="float" office:value="11.6074498690947" calcext:value-type="float">
            <text:p>11.6074498691</text:p>
          </table:table-cell>
          <table:table-cell table:number-columns-repeated="3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7" calcext:value-type="float">
            <text:p>0.57</text:p>
          </table:table-cell>
          <table:table-cell office:value-type="float" office:value="1009.27011966" calcext:value-type="float">
            <text:p>1009.27011966</text:p>
          </table:table-cell>
          <table:table-cell office:value-type="float" office:value="13.6367093755" calcext:value-type="float">
            <text:p>13.6367093755</text:p>
          </table:table-cell>
          <table:table-cell office:value-type="float" office:value="1023.02623889" calcext:value-type="float">
            <text:p>1023.02623889</text:p>
          </table:table-cell>
          <table:table-cell office:value-type="float" office:value="10.187258185" calcext:value-type="float">
            <text:p>10.187258185</text:p>
          </table:table-cell>
          <table:table-cell table:formula="of:=0.546075*(([.E19]-295)^2-([.C19]-295)^2)*4.65^2/(2*(2*73228^2))*1000*1000" office:value-type="float" office:value="10.9218020645178" calcext:value-type="float">
            <text:p>10.9218020645</text:p>
          </table:table-cell>
          <table:table-cell table:number-columns-repeated="3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7" calcext:value-type="float">
            <text:p>0.67</text:p>
          </table:table-cell>
          <table:table-cell office:value-type="float" office:value="499.960294712" calcext:value-type="float">
            <text:p>499.960294712</text:p>
          </table:table-cell>
          <table:table-cell office:value-type="float" office:value="23.7877920705" calcext:value-type="float">
            <text:p>23.7877920705</text:p>
          </table:table-cell>
          <table:table-cell office:value-type="float" office:value="550.371080713" calcext:value-type="float">
            <text:p>550.371080713</text:p>
          </table:table-cell>
          <table:table-cell office:value-type="float" office:value="19.712116465" calcext:value-type="float">
            <text:p>19.712116465</text:p>
          </table:table-cell>
          <table:table-cell table:formula="of:=0.546075*(([.E20]-295)^2-([.C20]-295)^2)*4.65^2/(2*(2*73228^2))*1000*1000" office:value-type="float" office:value="12.7743234616697" calcext:value-type="float">
            <text:p>12.7743234617</text:p>
          </table:table-cell>
          <table:table-cell table:formula="of:=AVERAGE([.G20:.G28])" office:value-type="float" office:value="13.0583776106453" calcext:value-type="float">
            <text:p>13.0583776106</text:p>
          </table:table-cell>
          <table:table-cell table:formula="of:=STDEV([.G20:.G28])*3" office:value-type="float" office:value="0.801152581991044" calcext:value-type="float">
            <text:p>0.801152582</text:p>
          </table:table-cell>
          <table:table-cell table:formula="of:=[.H20]*2.99792E+020/(546075^2)/1000000000" office:value-type="float" office:value="13.1281845606711" calcext:value-type="float">
            <text:p>13.1281845607</text:p>
          </table:table-cell>
          <table:table-cell table:style-name="ce3" table:formula="of:=[.I20]*2.99792E+020/(546075^2)/1000000000" office:value-type="float" office:value="0.805435351253933" calcext:value-type="float">
            <text:p>0.8054353513</text:p>
          </table:table-cell>
          <table:table-cell table:formula="of:=[.J20]*1000000000/(29979200000)" office:value-type="float" office:value="0.43790976946253" calcext:value-type="float">
            <text:p>0.4379097695</text:p>
          </table:table-cell>
          <table:table-cell table:formula="of:=[.K20]*1000000000/(29979200000)" office:value-type="float" office:value="0.0268664724627052" calcext:value-type="float">
            <text:p>0.0268664725</text:p>
          </table:table-cell>
          <table:table-cell table:number-columns-repeated="2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7" calcext:value-type="float">
            <text:p>0.67</text:p>
          </table:table-cell>
          <table:table-cell office:value-type="float" office:value="612.274597469" calcext:value-type="float">
            <text:p>612.274597469</text:p>
          </table:table-cell>
          <table:table-cell office:value-type="float" office:value="19.1035158836" calcext:value-type="float">
            <text:p>19.1035158836</text:p>
          </table:table-cell>
          <table:table-cell office:value-type="float" office:value="646.917706574" calcext:value-type="float">
            <text:p>646.917706574</text:p>
          </table:table-cell>
          <table:table-cell office:value-type="float" office:value="17.5370717702" calcext:value-type="float">
            <text:p>17.5370717702</text:p>
          </table:table-cell>
          <table:table-cell table:formula="of:=0.546075*(([.E21]-295)^2-([.C21]-295)^2)*4.65^2/(2*(2*73228^2))*1000*1000" office:value-type="float" office:value="12.7617920176378" calcext:value-type="float">
            <text:p>12.7617920176</text:p>
          </table:table-cell>
          <table:table-cell table:number-columns-repeated="3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7" calcext:value-type="float">
            <text:p>0.67</text:p>
          </table:table-cell>
          <table:table-cell office:value-type="float" office:value="692.507956269" calcext:value-type="float">
            <text:p>692.507956269</text:p>
          </table:table-cell>
          <table:table-cell office:value-type="float" office:value="17.7365085922" calcext:value-type="float">
            <text:p>17.7365085922</text:p>
          </table:table-cell>
          <table:table-cell office:value-type="float" office:value="722.160315694" calcext:value-type="float">
            <text:p>722.160315694</text:p>
          </table:table-cell>
          <table:table-cell office:value-type="float" office:value="13.9478837437" calcext:value-type="float">
            <text:p>13.9478837437</text:p>
          </table:table-cell>
          <table:table-cell table:formula="of:=0.546075*(([.E22]-295)^2-([.C22]-295)^2)*4.65^2/(2*(2*73228^2))*1000*1000" office:value-type="float" office:value="13.4611574737786" calcext:value-type="float">
            <text:p>13.4611574738</text:p>
          </table:table-cell>
          <table:table-cell table:number-columns-repeated="3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7" calcext:value-type="float">
            <text:p>0.67</text:p>
          </table:table-cell>
          <table:table-cell office:value-type="float" office:value="761.163238193" calcext:value-type="float">
            <text:p>761.163238193</text:p>
          </table:table-cell>
          <table:table-cell office:value-type="float" office:value="14.0728899745" calcext:value-type="float">
            <text:p>14.0728899745</text:p>
          </table:table-cell>
          <table:table-cell office:value-type="float" office:value="785.681536774" calcext:value-type="float">
            <text:p>785.681536774</text:p>
          </table:table-cell>
          <table:table-cell office:value-type="float" office:value="12.602543259" calcext:value-type="float">
            <text:p>12.602543259</text:p>
          </table:table-cell>
          <table:table-cell table:formula="of:=0.546075*(([.E23]-295)^2-([.C23]-295)^2)*4.65^2/(2*(2*73228^2))*1000*1000" office:value-type="float" office:value="12.9144430762913" calcext:value-type="float">
            <text:p>12.9144430763</text:p>
          </table:table-cell>
          <table:table-cell table:number-columns-repeated="3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7" calcext:value-type="float">
            <text:p>0.67</text:p>
          </table:table-cell>
          <table:table-cell office:value-type="float" office:value="819.598674993" calcext:value-type="float">
            <text:p>819.598674993</text:p>
          </table:table-cell>
          <table:table-cell office:value-type="float" office:value="13.6096778319" calcext:value-type="float">
            <text:p>13.6096778319</text:p>
          </table:table-cell>
          <table:table-cell office:value-type="float" office:value="841.599020013" calcext:value-type="float">
            <text:p>841.599020013</text:p>
          </table:table-cell>
          <table:table-cell office:value-type="float" office:value="12.4754631927" calcext:value-type="float">
            <text:p>12.4754631927</text:p>
          </table:table-cell>
          <table:table-cell table:formula="of:=0.546075*(([.E24]-295)^2-([.C24]-295)^2)*4.65^2/(2*(2*73228^2))*1000*1000" office:value-type="float" office:value="12.9730766580656" calcext:value-type="float">
            <text:p>12.9730766581</text:p>
          </table:table-cell>
          <table:table-cell table:number-columns-repeated="3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7" calcext:value-type="float">
            <text:p>0.67</text:p>
          </table:table-cell>
          <table:table-cell office:value-type="float" office:value="872.807577648" calcext:value-type="float">
            <text:p>872.807577648</text:p>
          </table:table-cell>
          <table:table-cell office:value-type="float" office:value="12.1941176465" calcext:value-type="float">
            <text:p>12.1941176465</text:p>
          </table:table-cell>
          <table:table-cell office:value-type="float" office:value="892.717325104" calcext:value-type="float">
            <text:p>892.717325104</text:p>
          </table:table-cell>
          <table:table-cell office:value-type="float" office:value="11.8657772772" calcext:value-type="float">
            <text:p>11.8657772772</text:p>
          </table:table-cell>
          <table:table-cell table:formula="of:=0.546075*(([.E25]-295)^2-([.C25]-295)^2)*4.65^2/(2*(2*73228^2))*1000*1000" office:value-type="float" office:value="12.8837250569268" calcext:value-type="float">
            <text:p>12.8837250569</text:p>
          </table:table-cell>
          <table:table-cell table:number-columns-repeated="3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7" calcext:value-type="float">
            <text:p>0.67</text:p>
          </table:table-cell>
          <table:table-cell office:value-type="float" office:value="920.923130054" calcext:value-type="float">
            <text:p>920.923130054</text:p>
          </table:table-cell>
          <table:table-cell office:value-type="float" office:value="14.2462985718" calcext:value-type="float">
            <text:p>14.2462985718</text:p>
          </table:table-cell>
          <table:table-cell office:value-type="float" office:value="939.576387224" calcext:value-type="float">
            <text:p>939.576387224</text:p>
          </table:table-cell>
          <table:table-cell office:value-type="float" office:value="11.294310553" calcext:value-type="float">
            <text:p>11.294310553</text:p>
          </table:table-cell>
          <table:table-cell table:formula="of:=0.546075*(([.E26]-295)^2-([.C26]-295)^2)*4.65^2/(2*(2*73228^2))*1000*1000" office:value-type="float" office:value="13.0458699650785" calcext:value-type="float">
            <text:p>13.0458699651</text:p>
          </table:table-cell>
          <table:table-cell table:number-columns-repeated="3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7" calcext:value-type="float">
            <text:p>0.67</text:p>
          </table:table-cell>
          <table:table-cell office:value-type="float" office:value="965.730372716" calcext:value-type="float">
            <text:p>965.730372716</text:p>
          </table:table-cell>
          <table:table-cell office:value-type="float" office:value="12.0648841529" calcext:value-type="float">
            <text:p>12.0648841529</text:p>
          </table:table-cell>
          <table:table-cell office:value-type="float" office:value="983.516682691" calcext:value-type="float">
            <text:p>983.516682691</text:p>
          </table:table-cell>
          <table:table-cell office:value-type="float" office:value="11.6711286332" calcext:value-type="float">
            <text:p>11.6711286332</text:p>
          </table:table-cell>
          <table:table-cell table:formula="of:=0.546075*(([.E27]-295)^2-([.C27]-295)^2)*4.65^2/(2*(2*73228^2))*1000*1000" office:value-type="float" office:value="13.308469720239" calcext:value-type="float">
            <text:p>13.3084697202</text:p>
          </table:table-cell>
          <table:table-cell table:number-columns-repeated="3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7" calcext:value-type="float">
            <text:p>0.67</text:p>
          </table:table-cell>
          <table:table-cell office:value-type="float" office:value="1008.18072481" calcext:value-type="float">
            <text:p>1008.18072481</text:p>
          </table:table-cell>
          <table:table-cell office:value-type="float" office:value="13.4392861864" calcext:value-type="float">
            <text:p>13.4392861864</text:p>
          </table:table-cell>
          <table:table-cell office:value-type="float" office:value="1025.05042597" calcext:value-type="float">
            <text:p>1025.05042597</text:p>
          </table:table-cell>
          <table:table-cell office:value-type="float" office:value="10.3088143269" calcext:value-type="float">
            <text:p>10.3088143269</text:p>
          </table:table-cell>
          <table:table-cell table:formula="of:=0.546075*(([.E28]-295)^2-([.C28]-295)^2)*4.65^2/(2*(2*73228^2))*1000*1000" office:value-type="float" office:value="13.4025410661203" calcext:value-type="float">
            <text:p>13.4025410661</text:p>
          </table:table-cell>
          <table:table-cell table:number-columns-repeated="3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497.572863091" calcext:value-type="float">
            <text:p>497.572863091</text:p>
          </table:table-cell>
          <table:table-cell office:value-type="float" office:value="23.0444921794" calcext:value-type="float">
            <text:p>23.0444921794</text:p>
          </table:table-cell>
          <table:table-cell office:value-type="float" office:value="552.381988688" calcext:value-type="float">
            <text:p>552.381988688</text:p>
          </table:table-cell>
          <table:table-cell office:value-type="float" office:value="19.8445566978" calcext:value-type="float">
            <text:p>19.8445566978</text:p>
          </table:table-cell>
          <table:table-cell table:formula="of:=0.546075*(([.E29]-295)^2-([.C29]-295)^2)*4.65^2/(2*(2*73228^2))*1000*1000" office:value-type="float" office:value="13.8775225291441" calcext:value-type="float">
            <text:p>13.8775225291</text:p>
          </table:table-cell>
          <table:table-cell table:formula="of:=AVERAGE([.G29:.G37])" office:value-type="float" office:value="14.1232669798134" calcext:value-type="float">
            <text:p>14.1232669798</text:p>
          </table:table-cell>
          <table:table-cell table:formula="of:=STDEV([.G29:.G37])*3" office:value-type="float" office:value="2.03492355354504" calcext:value-type="float">
            <text:p>2.0349235535</text:p>
          </table:table-cell>
          <table:table-cell table:formula="of:=[.H29]*2.99792E+020/(546075^2)/1000000000" office:value-type="float" office:value="14.1987665726155" calcext:value-type="float">
            <text:p>14.1987665726</text:p>
          </table:table-cell>
          <table:table-cell table:style-name="ce3" table:formula="of:=[.I29]*2.99792E+020/(546075^2)/1000000000" office:value-type="float" office:value="2.04580176606455" calcext:value-type="float">
            <text:p>2.0458017661</text:p>
          </table:table-cell>
          <table:table-cell table:formula="of:=[.J29]*1000000000/(29979200000)" office:value-type="float" office:value="0.473620596033767" calcext:value-type="float">
            <text:p>0.473620596</text:p>
          </table:table-cell>
          <table:table-cell table:formula="of:=[.K29]*1000000000/(29979200000)" office:value-type="float" office:value="0.068240705758144" calcext:value-type="float">
            <text:p>0.0682407058</text:p>
          </table:table-cell>
          <table:table-cell table:number-columns-repeated="2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office:value-type="float" office:value="610.082148833" calcext:value-type="float">
            <text:p>610.082148833</text:p>
          </table:table-cell>
          <table:table-cell office:value-type="float" office:value="19.3291704038" calcext:value-type="float">
            <text:p>19.3291704038</text:p>
          </table:table-cell>
          <table:table-cell office:value-type="float" office:value="648.414254814" calcext:value-type="float">
            <text:p>648.414254814</text:p>
          </table:table-cell>
          <table:table-cell office:value-type="float" office:value="16.987152281" calcext:value-type="float">
            <text:p>16.987152281</text:p>
          </table:table-cell>
          <table:table-cell table:formula="of:=0.546075*(([.E30]-295)^2-([.C30]-295)^2)*4.65^2/(2*(2*73228^2))*1000*1000" office:value-type="float" office:value="14.1060564857529" calcext:value-type="float">
            <text:p>14.1060564858</text:p>
          </table:table-cell>
          <table:table-cell table:number-columns-repeated="3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.75</text:p>
          </table:table-cell>
          <table:table-cell office:value-type="float" office:value="690.770047342" calcext:value-type="float">
            <text:p>690.770047342</text:p>
          </table:table-cell>
          <table:table-cell office:value-type="float" office:value="18.4824216728" calcext:value-type="float">
            <text:p>18.4824216728</text:p>
          </table:table-cell>
          <table:table-cell office:value-type="float" office:value="723.241810413" calcext:value-type="float">
            <text:p>723.241810413</text:p>
          </table:table-cell>
          <table:table-cell office:value-type="float" office:value="13.750441855" calcext:value-type="float">
            <text:p>13.750441855</text:p>
          </table:table-cell>
          <table:table-cell table:formula="of:=0.546075*(([.E31]-295)^2-([.C31]-295)^2)*4.65^2/(2*(2*73228^2))*1000*1000" office:value-type="float" office:value="14.7293368405647" calcext:value-type="float">
            <text:p>14.7293368406</text:p>
          </table:table-cell>
          <table:table-cell table:number-columns-repeated="3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.75</text:p>
          </table:table-cell>
          <table:table-cell office:value-type="float" office:value="759.63149282" calcext:value-type="float">
            <text:p>759.63149282</text:p>
          </table:table-cell>
          <table:table-cell office:value-type="float" office:value="13.7487906968" calcext:value-type="float">
            <text:p>13.7487906968</text:p>
          </table:table-cell>
          <table:table-cell office:value-type="float" office:value="787.021597005" calcext:value-type="float">
            <text:p>787.021597005</text:p>
          </table:table-cell>
          <table:table-cell office:value-type="float" office:value="12.9806072211" calcext:value-type="float">
            <text:p>12.9806072211</text:p>
          </table:table-cell>
          <table:table-cell table:formula="of:=0.546075*(([.E32]-295)^2-([.C32]-295)^2)*4.65^2/(2*(2*73228^2))*1000*1000" office:value-type="float" office:value="14.4242096451232" calcext:value-type="float">
            <text:p>14.4242096451</text:p>
          </table:table-cell>
          <table:table-cell table:number-columns-repeated="3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5" calcext:value-type="float">
            <text:p>0.75</text:p>
          </table:table-cell>
          <table:table-cell office:value-type="float" office:value="818.530987473" calcext:value-type="float">
            <text:p>818.530987473</text:p>
          </table:table-cell>
          <table:table-cell office:value-type="float" office:value="14.0563886624" calcext:value-type="float">
            <text:p>14.0563886624</text:p>
          </table:table-cell>
          <table:table-cell office:value-type="float" office:value="842.734729766" calcext:value-type="float">
            <text:p>842.734729766</text:p>
          </table:table-cell>
          <table:table-cell office:value-type="float" office:value="12.2423962556" calcext:value-type="float">
            <text:p>12.2423962556</text:p>
          </table:table-cell>
          <table:table-cell table:formula="of:=0.546075*(([.E33]-295)^2-([.C33]-295)^2)*4.65^2/(2*(2*73228^2))*1000*1000" office:value-type="float" office:value="14.2732735804442" calcext:value-type="float">
            <text:p>14.2732735804</text:p>
          </table:table-cell>
          <table:table-cell table:number-columns-repeated="3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5" calcext:value-type="float">
            <text:p>0.75</text:p>
          </table:table-cell>
          <table:table-cell office:value-type="float" office:value="871.485195264" calcext:value-type="float">
            <text:p>871.485195264</text:p>
          </table:table-cell>
          <table:table-cell office:value-type="float" office:value="11.9231550172" calcext:value-type="float">
            <text:p>11.9231550172</text:p>
          </table:table-cell>
          <table:table-cell office:value-type="float" office:value="893.851612845" calcext:value-type="float">
            <text:p>893.851612845</text:p>
          </table:table-cell>
          <table:table-cell office:value-type="float" office:value="12.3265730876" calcext:value-type="float">
            <text:p>12.3265730876</text:p>
          </table:table-cell>
          <table:table-cell table:formula="of:=0.546075*(([.E34]-295)^2-([.C34]-295)^2)*4.65^2/(2*(2*73228^2))*1000*1000" office:value-type="float" office:value="14.4711361408284" calcext:value-type="float">
            <text:p>14.4711361408</text:p>
          </table:table-cell>
          <table:table-cell table:number-columns-repeated="3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5" calcext:value-type="float">
            <text:p>0.75</text:p>
          </table:table-cell>
          <table:table-cell office:value-type="float" office:value="919.911616721" calcext:value-type="float">
            <text:p>919.911616721</text:p>
          </table:table-cell>
          <table:table-cell office:value-type="float" office:value="13.4408931259" calcext:value-type="float">
            <text:p>13.4408931259</text:p>
          </table:table-cell>
          <table:table-cell office:value-type="float" office:value="940.299306165" calcext:value-type="float">
            <text:p>940.299306165</text:p>
          </table:table-cell>
          <table:table-cell office:value-type="float" office:value="10.9969325691" calcext:value-type="float">
            <text:p>10.9969325691</text:p>
          </table:table-cell>
          <table:table-cell table:formula="of:=0.546075*(([.E35]-295)^2-([.C35]-295)^2)*4.65^2/(2*(2*73228^2))*1000*1000" office:value-type="float" office:value="14.2556727014362" calcext:value-type="float">
            <text:p>14.2556727014</text:p>
          </table:table-cell>
          <table:table-cell table:number-columns-repeated="3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5" calcext:value-type="float">
            <text:p>0.75</text:p>
          </table:table-cell>
          <table:table-cell office:value-type="float" office:value="964.800167576" calcext:value-type="float">
            <text:p>964.800167576</text:p>
          </table:table-cell>
          <table:table-cell office:value-type="float" office:value="12.266071454" calcext:value-type="float">
            <text:p>12.266071454</text:p>
          </table:table-cell>
          <table:table-cell office:value-type="float" office:value="984.225296829" calcext:value-type="float">
            <text:p>984.225296829</text:p>
          </table:table-cell>
          <table:table-cell office:value-type="float" office:value="11.5779415755" calcext:value-type="float">
            <text:p>11.5779415755</text:p>
          </table:table-cell>
          <table:table-cell table:formula="of:=0.546075*(([.E36]-295)^2-([.C36]-295)^2)*4.65^2/(2*(2*73228^2))*1000*1000" office:value-type="float" office:value="14.5323341304445" calcext:value-type="float">
            <text:p>14.5323341304</text:p>
          </table:table-cell>
          <table:table-cell table:number-columns-repeated="3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5" calcext:value-type="float">
            <text:p>0.75</text:p>
          </table:table-cell>
          <table:table-cell office:value-type="float" office:value="1007.46518161" calcext:value-type="float">
            <text:p>1007.46518161</text:p>
          </table:table-cell>
          <table:table-cell office:value-type="float" office:value="13.573195737" calcext:value-type="float">
            <text:p>13.573195737</text:p>
          </table:table-cell>
          <table:table-cell office:value-type="float" office:value="1023.15157829" calcext:value-type="float">
            <text:p>1023.15157829</text:p>
          </table:table-cell>
          <table:table-cell office:value-type="float" office:value="6.69812226234" calcext:value-type="float">
            <text:p>6.6981222623</text:p>
          </table:table-cell>
          <table:table-cell table:formula="of:=0.546075*(([.E37]-295)^2-([.C37]-295)^2)*4.65^2/(2*(2*73228^2))*1000*1000" office:value-type="float" office:value="12.4398607645819" calcext:value-type="float">
            <text:p>12.4398607646</text:p>
          </table:table-cell>
          <table:table-cell table:number-columns-repeated="3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2" calcext:value-type="float">
            <text:p>0.82</text:p>
          </table:table-cell>
          <table:table-cell office:value-type="float" office:value="494.905729537" calcext:value-type="float">
            <text:p>494.905729537</text:p>
          </table:table-cell>
          <table:table-cell office:value-type="float" office:value="24.0816679663" calcext:value-type="float">
            <text:p>24.0816679663</text:p>
          </table:table-cell>
          <table:table-cell office:value-type="float" office:value="554.549350453" calcext:value-type="float">
            <text:p>554.549350453</text:p>
          </table:table-cell>
          <table:table-cell office:value-type="float" office:value="20.688846763" calcext:value-type="float">
            <text:p>20.688846763</text:p>
          </table:table-cell>
          <table:table-cell table:formula="of:=0.546075*(([.E38]-295)^2-([.C38]-295)^2)*4.65^2/(2*(2*73228^2))*1000*1000" office:value-type="float" office:value="15.0851947780218" calcext:value-type="float">
            <text:p>15.085194778</text:p>
          </table:table-cell>
          <table:table-cell table:formula="of:=AVERAGE([.G38:.G46])" office:value-type="float" office:value="15.6327457671974" calcext:value-type="float">
            <text:p>15.6327457672</text:p>
          </table:table-cell>
          <table:table-cell table:formula="of:=STDEV([.G38:.G46])*3" office:value-type="float" office:value="1.30262813388636" calcext:value-type="float">
            <text:p>1.3026281339</text:p>
          </table:table-cell>
          <table:table-cell table:formula="of:=[.H38]*2.99792E+020/(546075^2)/1000000000" office:value-type="float" office:value="15.7163146710134" calcext:value-type="float">
            <text:p>15.716314671</text:p>
          </table:table-cell>
          <table:table-cell table:style-name="ce3" table:formula="of:=[.I38]*2.99792E+020/(546075^2)/1000000000" office:value-type="float" office:value="1.30959167099301" calcext:value-type="float">
            <text:p>1.309591671</text:p>
          </table:table-cell>
          <table:table-cell table:formula="of:=[.J38]*1000000000/(29979200000)" office:value-type="float" office:value="0.524240629203361" calcext:value-type="float">
            <text:p>0.5242406292</text:p>
          </table:table-cell>
          <table:table-cell table:formula="of:=[.K38]*1000000000/(29979200000)" office:value-type="float" office:value="0.0436833428174538" calcext:value-type="float">
            <text:p>0.0436833428</text:p>
          </table:table-cell>
          <table:table-cell table:number-columns-repeated="2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2" calcext:value-type="float">
            <text:p>0.82</text:p>
          </table:table-cell>
          <table:table-cell office:value-type="float" office:value="607.840723046" calcext:value-type="float">
            <text:p>607.840723046</text:p>
          </table:table-cell>
          <table:table-cell office:value-type="float" office:value="21.0946737915" calcext:value-type="float">
            <text:p>21.0946737915</text:p>
          </table:table-cell>
          <table:table-cell office:value-type="float" office:value="650.088431961" calcext:value-type="float">
            <text:p>650.088431961</text:p>
          </table:table-cell>
          <table:table-cell office:value-type="float" office:value="16.8206361808" calcext:value-type="float">
            <text:p>16.8206361808</text:p>
          </table:table-cell>
          <table:table-cell table:formula="of:=0.546075*(([.E39]-295)^2-([.C39]-295)^2)*4.65^2/(2*(2*73228^2))*1000*1000" office:value-type="float" office:value="15.5337898741368" calcext:value-type="float">
            <text:p>15.5337898741</text:p>
          </table:table-cell>
          <table:table-cell table:number-columns-repeated="3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2" calcext:value-type="float">
            <text:p>0.82</text:p>
          </table:table-cell>
          <table:table-cell office:value-type="float" office:value="688.718360733" calcext:value-type="float">
            <text:p>688.718360733</text:p>
          </table:table-cell>
          <table:table-cell office:value-type="float" office:value="20.3659482515" calcext:value-type="float">
            <text:p>20.3659482515</text:p>
          </table:table-cell>
          <table:table-cell office:value-type="float" office:value="724.736681288" calcext:value-type="float">
            <text:p>724.736681288</text:p>
          </table:table-cell>
          <table:table-cell office:value-type="float" office:value="14.2888819606" calcext:value-type="float">
            <text:p>14.2888819606</text:p>
          </table:table-cell>
          <table:table-cell table:formula="of:=0.546075*(([.E40]-295)^2-([.C40]-295)^2)*4.65^2/(2*(2*73228^2))*1000*1000" office:value-type="float" office:value="16.3270309165685" calcext:value-type="float">
            <text:p>16.3270309166</text:p>
          </table:table-cell>
          <table:table-cell table:number-columns-repeated="3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2" calcext:value-type="float">
            <text:p>0.82</text:p>
          </table:table-cell>
          <table:table-cell office:value-type="float" office:value="758.295611729" calcext:value-type="float">
            <text:p>758.295611729</text:p>
          </table:table-cell>
          <table:table-cell office:value-type="float" office:value="14.1627111928" calcext:value-type="float">
            <text:p>14.1627111928</text:p>
          </table:table-cell>
          <table:table-cell office:value-type="float" office:value="788.269052238" calcext:value-type="float">
            <text:p>788.269052238</text:p>
          </table:table-cell>
          <table:table-cell office:value-type="float" office:value="13.7520063536" calcext:value-type="float">
            <text:p>13.7520063536</text:p>
          </table:table-cell>
          <table:table-cell table:formula="of:=0.546075*(([.E41]-295)^2-([.C41]-295)^2)*4.65^2/(2*(2*73228^2))*1000*1000" office:value-type="float" office:value="15.7831903155993" calcext:value-type="float">
            <text:p>15.7831903156</text:p>
          </table:table-cell>
          <table:table-cell table:number-columns-repeated="3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2" calcext:value-type="float">
            <text:p>0.82</text:p>
          </table:table-cell>
          <table:table-cell office:value-type="float" office:value="817.391365404" calcext:value-type="float">
            <text:p>817.391365404</text:p>
          </table:table-cell>
          <table:table-cell office:value-type="float" office:value="14.2486322809" calcext:value-type="float">
            <text:p>14.2486322809</text:p>
          </table:table-cell>
          <table:table-cell office:value-type="float" office:value="843.945714162" calcext:value-type="float">
            <text:p>843.945714162</text:p>
          </table:table-cell>
          <table:table-cell office:value-type="float" office:value="12.4405406008" calcext:value-type="float">
            <text:p>12.4405406008</text:p>
          </table:table-cell>
          <table:table-cell table:formula="of:=0.546075*(([.E42]-295)^2-([.C42]-295)^2)*4.65^2/(2*(2*73228^2))*1000*1000" office:value-type="float" office:value="15.6605011002414" calcext:value-type="float">
            <text:p>15.6605011002</text:p>
          </table:table-cell>
          <table:table-cell table:number-columns-repeated="3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2" calcext:value-type="float">
            <text:p>0.82</text:p>
          </table:table-cell>
          <table:table-cell office:value-type="float" office:value="870.523399837" calcext:value-type="float">
            <text:p>870.523399837</text:p>
          </table:table-cell>
          <table:table-cell office:value-type="float" office:value="13.1755511887" calcext:value-type="float">
            <text:p>13.1755511887</text:p>
          </table:table-cell>
          <table:table-cell office:value-type="float" office:value="894.98195213" calcext:value-type="float">
            <text:p>894.98195213</text:p>
          </table:table-cell>
          <table:table-cell office:value-type="float" office:value="13.3042408484" calcext:value-type="float">
            <text:p>13.3042408484</text:p>
          </table:table-cell>
          <table:table-cell table:formula="of:=0.546075*(([.E43]-295)^2-([.C43]-295)^2)*4.65^2/(2*(2*73228^2))*1000*1000" office:value-type="float" office:value="15.8270225599643" calcext:value-type="float">
            <text:p>15.82702256</text:p>
          </table:table-cell>
          <table:table-cell table:number-columns-repeated="3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2" calcext:value-type="float">
            <text:p>0.82</text:p>
          </table:table-cell>
          <table:table-cell office:value-type="float" office:value="918.883246546" calcext:value-type="float">
            <text:p>918.883246546</text:p>
          </table:table-cell>
          <table:table-cell office:value-type="float" office:value="12.5651726834" calcext:value-type="float">
            <text:p>12.5651726834</text:p>
          </table:table-cell>
          <table:table-cell office:value-type="float" office:value="941.322202344" calcext:value-type="float">
            <text:p>941.322202344</text:p>
          </table:table-cell>
          <table:table-cell office:value-type="float" office:value="11.8223958999" calcext:value-type="float">
            <text:p>11.8223958999</text:p>
          </table:table-cell>
          <table:table-cell table:formula="of:=0.546075*(([.E44]-295)^2-([.C44]-295)^2)*4.65^2/(2*(2*73228^2))*1000*1000" office:value-type="float" office:value="15.6899109120789" calcext:value-type="float">
            <text:p>15.6899109121</text:p>
          </table:table-cell>
          <table:table-cell table:number-columns-repeated="3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2" calcext:value-type="float">
            <text:p>0.82</text:p>
          </table:table-cell>
          <table:table-cell office:value-type="float" office:value="963.822231046" calcext:value-type="float">
            <text:p>963.822231046</text:p>
          </table:table-cell>
          <table:table-cell office:value-type="float" office:value="12.5315699522" calcext:value-type="float">
            <text:p>12.5315699522</text:p>
          </table:table-cell>
          <table:table-cell office:value-type="float" office:value="985.094344632" calcext:value-type="float">
            <text:p>985.094344632</text:p>
          </table:table-cell>
          <table:table-cell office:value-type="float" office:value="11.1493193506" calcext:value-type="float">
            <text:p>11.1493193506</text:p>
          </table:table-cell>
          <table:table-cell table:formula="of:=0.546075*(([.E45]-295)^2-([.C45]-295)^2)*4.65^2/(2*(2*73228^2))*1000*1000" office:value-type="float" office:value="15.9128255813978" calcext:value-type="float">
            <text:p>15.9128255814</text:p>
          </table:table-cell>
          <table:table-cell table:number-columns-repeated="3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2" calcext:value-type="float">
            <text:p>0.82</text:p>
          </table:table-cell>
          <table:table-cell office:value-type="float" office:value="1006.11439118" calcext:value-type="float">
            <text:p>1006.11439118</text:p>
          </table:table-cell>
          <table:table-cell office:value-type="float" office:value="14.8736880592" calcext:value-type="float">
            <text:p>14.8736880592</text:p>
          </table:table-cell>
          <table:table-cell office:value-type="float" office:value="1024.8670095" calcext:value-type="float">
            <text:p>1024.8670095</text:p>
          </table:table-cell>
          <table:table-cell office:value-type="float" office:value="8.94607238313" calcext:value-type="float">
            <text:p>8.9460723831</text:p>
          </table:table-cell>
          <table:table-cell table:formula="of:=0.546075*(([.E46]-295)^2-([.C46]-295)^2)*4.65^2/(2*(2*73228^2))*1000*1000" office:value-type="float" office:value="14.8752458667682" calcext:value-type="float">
            <text:p>14.8752458668</text:p>
          </table:table-cell>
          <table:table-cell table:number-columns-repeated="3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9" calcext:value-type="float">
            <text:p>0.89</text:p>
          </table:table-cell>
          <table:table-cell office:value-type="float" office:value="493.737671266" calcext:value-type="float">
            <text:p>493.737671266</text:p>
          </table:table-cell>
          <table:table-cell office:value-type="float" office:value="24.8136539916" calcext:value-type="float">
            <text:p>24.8136539916</text:p>
          </table:table-cell>
          <table:table-cell office:value-type="float" office:value="555.797554889" calcext:value-type="float">
            <text:p>555.797554889</text:p>
          </table:table-cell>
          <table:table-cell office:value-type="float" office:value="22.0245934669" calcext:value-type="float">
            <text:p>22.0245934669</text:p>
          </table:table-cell>
          <table:table-cell table:formula="of:=0.546075*(([.E47]-295)^2-([.C47]-295)^2)*4.65^2/(2*(2*73228^2))*1000*1000" office:value-type="float" office:value="15.6990592415108" calcext:value-type="float">
            <text:p>15.6990592415</text:p>
          </table:table-cell>
          <table:table-cell table:formula="of:=AVERAGE([.G47:.G55])" office:value-type="float" office:value="16.3708514145285" calcext:value-type="float">
            <text:p>16.3708514145</text:p>
          </table:table-cell>
          <table:table-cell table:formula="of:=STDEV([.G47:.G55])*3" office:value-type="float" office:value="1.65428219715912" calcext:value-type="float">
            <text:p>1.6542821972</text:p>
          </table:table-cell>
          <table:table-cell table:formula="of:=[.H47]*2.99792E+020/(546075^2)/1000000000" office:value-type="float" office:value="16.4583660538388" calcext:value-type="float">
            <text:p>16.4583660538</text:p>
          </table:table-cell>
          <table:table-cell table:style-name="ce3" table:formula="of:=[.I47]*2.99792E+020/(546075^2)/1000000000" office:value-type="float" office:value="1.66312559241914" calcext:value-type="float">
            <text:p>1.6631255924</text:p>
          </table:table-cell>
          <table:table-cell table:formula="of:=[.J47]*1000000000/(29979200000)" office:value-type="float" office:value="0.54899283682816" calcext:value-type="float">
            <text:p>0.5489928368</text:p>
          </table:table-cell>
          <table:table-cell table:formula="of:=[.K47]*1000000000/(29979200000)" office:value-type="float" office:value="0.0554759830955843" calcext:value-type="float">
            <text:p>0.0554759831</text:p>
          </table:table-cell>
          <table:table-cell table:number-columns-repeated="2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9" calcext:value-type="float">
            <text:p>0.89</text:p>
          </table:table-cell>
          <table:table-cell office:value-type="float" office:value="606.46672166" calcext:value-type="float">
            <text:p>606.46672166</text:p>
          </table:table-cell>
          <table:table-cell office:value-type="float" office:value="22.4291490396" calcext:value-type="float">
            <text:p>22.4291490396</text:p>
          </table:table-cell>
          <table:table-cell office:value-type="float" office:value="650.666820466" calcext:value-type="float">
            <text:p>650.666820466</text:p>
          </table:table-cell>
          <table:table-cell office:value-type="float" office:value="17.0433903637" calcext:value-type="float">
            <text:p>17.0433903637</text:p>
          </table:table-cell>
          <table:table-cell table:formula="of:=0.546075*(([.E48]-295)^2-([.C48]-295)^2)*4.65^2/(2*(2*73228^2))*1000*1000" office:value-type="float" office:value="16.2322932501796" calcext:value-type="float">
            <text:p>16.2322932502</text:p>
          </table:table-cell>
          <table:table-cell table:number-columns-repeated="3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9" calcext:value-type="float">
            <text:p>0.89</text:p>
          </table:table-cell>
          <table:table-cell office:value-type="float" office:value="687.225344515" calcext:value-type="float">
            <text:p>687.225344515</text:p>
          </table:table-cell>
          <table:table-cell office:value-type="float" office:value="22.2404631435" calcext:value-type="float">
            <text:p>22.2404631435</text:p>
          </table:table-cell>
          <table:table-cell office:value-type="float" office:value="725.565917366" calcext:value-type="float">
            <text:p>725.565917366</text:p>
          </table:table-cell>
          <table:table-cell office:value-type="float" office:value="14.9755113866" calcext:value-type="float">
            <text:p>14.9755113866</text:p>
          </table:table-cell>
          <table:table-cell table:formula="of:=0.546075*(([.E49]-295)^2-([.C49]-295)^2)*4.65^2/(2*(2*73228^2))*1000*1000" office:value-type="float" office:value="17.3656934931346" calcext:value-type="float">
            <text:p>17.3656934931</text:p>
          </table:table-cell>
          <table:table-cell table:number-columns-repeated="3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9" calcext:value-type="float">
            <text:p>0.89</text:p>
          </table:table-cell>
          <table:table-cell office:value-type="float" office:value="757.427015707" calcext:value-type="float">
            <text:p>757.427015707</text:p>
          </table:table-cell>
          <table:table-cell office:value-type="float" office:value="15.7590326058" calcext:value-type="float">
            <text:p>15.7590326058</text:p>
          </table:table-cell>
          <table:table-cell office:value-type="float" office:value="789.018814994" calcext:value-type="float">
            <text:p>789.018814994</text:p>
          </table:table-cell>
          <table:table-cell office:value-type="float" office:value="15.0352183146" calcext:value-type="float">
            <text:p>15.0352183146</text:p>
          </table:table-cell>
          <table:table-cell table:formula="of:=0.546075*(([.E50]-295)^2-([.C50]-295)^2)*4.65^2/(2*(2*73228^2))*1000*1000" office:value-type="float" office:value="16.633306987928" calcext:value-type="float">
            <text:p>16.6333069879</text:p>
          </table:table-cell>
          <table:table-cell table:number-columns-repeated="3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9" calcext:value-type="float">
            <text:p>0.89</text:p>
          </table:table-cell>
          <table:table-cell office:value-type="float" office:value="816.746305052" calcext:value-type="float">
            <text:p>816.746305052</text:p>
          </table:table-cell>
          <table:table-cell office:value-type="float" office:value="14.8959762931" calcext:value-type="float">
            <text:p>14.8959762931</text:p>
          </table:table-cell>
          <table:table-cell office:value-type="float" office:value="844.349254023" calcext:value-type="float">
            <text:p>844.349254023</text:p>
          </table:table-cell>
          <table:table-cell office:value-type="float" office:value="13.3650099204" calcext:value-type="float">
            <text:p>13.3650099204</text:p>
          </table:table-cell>
          <table:table-cell table:formula="of:=0.546075*(([.E51]-295)^2-([.C51]-295)^2)*4.65^2/(2*(2*73228^2))*1000*1000" office:value-type="float" office:value="16.2752461025016" calcext:value-type="float">
            <text:p>16.2752461025</text:p>
          </table:table-cell>
          <table:table-cell table:number-columns-repeated="3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9" calcext:value-type="float">
            <text:p>0.89</text:p>
          </table:table-cell>
          <table:table-cell office:value-type="float" office:value="869.759614381" calcext:value-type="float">
            <text:p>869.759614381</text:p>
          </table:table-cell>
          <table:table-cell office:value-type="float" office:value="13.6670568991" calcext:value-type="float">
            <text:p>13.6670568991</text:p>
          </table:table-cell>
          <table:table-cell office:value-type="float" office:value="895.481398455" calcext:value-type="float">
            <text:p>895.481398455</text:p>
          </table:table-cell>
          <table:table-cell office:value-type="float" office:value="13.9754708621" calcext:value-type="float">
            <text:p>13.9754708621</text:p>
          </table:table-cell>
          <table:table-cell table:formula="of:=0.546075*(([.E52]-295)^2-([.C52]-295)^2)*4.65^2/(2*(2*73228^2))*1000*1000" office:value-type="float" office:value="16.6407114539397" calcext:value-type="float">
            <text:p>16.6407114539</text:p>
          </table:table-cell>
          <table:table-cell table:number-columns-repeated="3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9" calcext:value-type="float">
            <text:p>0.89</text:p>
          </table:table-cell>
          <table:table-cell office:value-type="float" office:value="918.467858092" calcext:value-type="float">
            <text:p>918.467858092</text:p>
          </table:table-cell>
          <table:table-cell office:value-type="float" office:value="14.2718003242" calcext:value-type="float">
            <text:p>14.2718003242</text:p>
          </table:table-cell>
          <table:table-cell office:value-type="float" office:value="942.167052394" calcext:value-type="float">
            <text:p>942.167052394</text:p>
          </table:table-cell>
          <table:table-cell office:value-type="float" office:value="12.2877834596" calcext:value-type="float">
            <text:p>12.2877834596</text:p>
          </table:table-cell>
          <table:table-cell table:formula="of:=0.546075*(([.E53]-295)^2-([.C53]-295)^2)*4.65^2/(2*(2*73228^2))*1000*1000" office:value-type="float" office:value="16.5767057366293" calcext:value-type="float">
            <text:p>16.5767057366</text:p>
          </table:table-cell>
          <table:table-cell table:number-columns-repeated="3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9" calcext:value-type="float">
            <text:p>0.89</text:p>
          </table:table-cell>
          <table:table-cell office:value-type="float" office:value="963.469771456" calcext:value-type="float">
            <text:p>963.469771456</text:p>
          </table:table-cell>
          <table:table-cell office:value-type="float" office:value="13.6682776462" calcext:value-type="float">
            <text:p>13.6682776462</text:p>
          </table:table-cell>
          <table:table-cell office:value-type="float" office:value="985.426655755" calcext:value-type="float">
            <text:p>985.426655755</text:p>
          </table:table-cell>
          <table:table-cell office:value-type="float" office:value="12.1197527756" calcext:value-type="float">
            <text:p>12.1197527756</text:p>
          </table:table-cell>
          <table:table-cell table:formula="of:=0.546075*(([.E54]-295)^2-([.C54]-295)^2)*4.65^2/(2*(2*73228^2))*1000*1000" office:value-type="float" office:value="16.4248318955924" calcext:value-type="float">
            <text:p>16.4248318956</text:p>
          </table:table-cell>
          <table:table-cell table:number-columns-repeated="3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9" calcext:value-type="float">
            <text:p>0.89</text:p>
          </table:table-cell>
          <table:table-cell office:value-type="float" office:value="1005.83726141" calcext:value-type="float">
            <text:p>1005.83726141</text:p>
          </table:table-cell>
          <table:table-cell office:value-type="float" office:value="15.0482865172" calcext:value-type="float">
            <text:p>15.0482865172</text:p>
          </table:table-cell>
          <table:table-cell office:value-type="float" office:value="1025.3616938" calcext:value-type="float">
            <text:p>1025.3616938</text:p>
          </table:table-cell>
          <table:table-cell office:value-type="float" office:value="9.76245161138" calcext:value-type="float">
            <text:p>9.7624516114</text:p>
          </table:table-cell>
          <table:table-cell table:formula="of:=0.546075*(([.E55]-295)^2-([.C55]-295)^2)*4.65^2/(2*(2*73228^2))*1000*1000" office:value-type="float" office:value="15.4898145693401" calcext:value-type="float">
            <text:p>15.4898145693</text:p>
          </table:table-cell>
          <table:table-cell table:number-columns-repeated="33"/>
        </table:table-row>
      </table:table>
      <table:table table:name="Sheet2" table:style-name="ta1">
        <table:table-column table:style-name="co9" table:default-cell-style-name="Default"/>
        <table:table-column table:style-name="co10" table:default-cell-style-name="Default"/>
        <table:table-column table:style-name="co9" table:number-columns-repeated="2" table:default-cell-style-name="Default"/>
        <table:table-column table:style-name="co9" table:default-cell-style-name="ce1"/>
        <table:table-column table:style-name="co9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Feld [T]</text:p>
          </table:table-cell>
          <table:table-cell office:value-type="string" calcext:value-type="string">
            <text:p>Avg Delta Lambda [pm]</text:p>
          </table:table-cell>
          <table:table-cell office:value-type="string" calcext:value-type="string">
            <text:p>3*Stddev Delta Lambda [pm]</text:p>
          </table:table-cell>
          <table:table-cell office:value-type="string" calcext:value-type="string">
            <text:p>Nu [GHz]</text:p>
          </table:table-cell>
          <table:table-cell table:style-name="Default" office:value-type="string" calcext:value-type="string">
            <text:p>Delta Nu [GHz]</text:p>
          </table:table-cell>
          <table:table-cell office:value-type="string" calcext:value-type="string">
            <text:p>Nu/c [cm^-1]</text:p>
          </table:table-cell>
          <table:table-cell office:value-type="string" calcext:value-type="string">
            <text:p>Delta Nu/c [cm^-1]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9.71942085080692" calcext:value-type="float">
            <text:p>9.7194208508</text:p>
          </table:table-cell>
          <table:table-cell office:value-type="float" office:value="0.641730345276251" calcext:value-type="float">
            <text:p>0.6417303453</text:p>
          </table:table-cell>
          <table:table-cell office:value-type="float" office:value="9.77137854002696" calcext:value-type="float">
            <text:p>9.77137854</text:p>
          </table:table-cell>
          <table:table-cell office:value-type="float" office:value="0.645160881555598" calcext:value-type="float">
            <text:p>0.6451608816</text:p>
          </table:table-cell>
          <table:table-cell office:value-type="float" office:value="0.325938602098353" calcext:value-type="float">
            <text:p>0.3259386021</text:p>
          </table:table-cell>
          <table:table-cell office:value-type="float" office:value="0.0215202834483775" calcext:value-type="float">
            <text:p>0.0215202834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11.1801069986975" calcext:value-type="float">
            <text:p>11.1801069987</text:p>
          </table:table-cell>
          <table:table-cell office:value-type="float" office:value="0.761878722817903" calcext:value-type="float">
            <text:p>0.7618787228</text:p>
          </table:table-cell>
          <table:table-cell office:value-type="float" office:value="11.2398731652008" calcext:value-type="float">
            <text:p>11.2398731652</text:p>
          </table:table-cell>
          <table:table-cell office:value-type="float" office:value="0.765951543463409" calcext:value-type="float">
            <text:p>0.7659515435</text:p>
          </table:table-cell>
          <table:table-cell office:value-type="float" office:value="0.374922385026979" calcext:value-type="float">
            <text:p>0.374922385</text:p>
          </table:table-cell>
          <table:table-cell office:value-type="float" office:value="0.0255494323885697" calcext:value-type="float">
            <text:p>0.0255494324</text:p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13.0583776106453" calcext:value-type="float">
            <text:p>13.0583776106</text:p>
          </table:table-cell>
          <table:table-cell office:value-type="float" office:value="0.801152581991044" calcext:value-type="float">
            <text:p>0.801152582</text:p>
          </table:table-cell>
          <table:table-cell office:value-type="float" office:value="13.1281845606711" calcext:value-type="float">
            <text:p>13.1281845607</text:p>
          </table:table-cell>
          <table:table-cell office:value-type="float" office:value="0.805435351253933" calcext:value-type="float">
            <text:p>0.8054353513</text:p>
          </table:table-cell>
          <table:table-cell office:value-type="float" office:value="0.43790976946253" calcext:value-type="float">
            <text:p>0.4379097695</text:p>
          </table:table-cell>
          <table:table-cell office:value-type="float" office:value="0.0268664724627052" calcext:value-type="float">
            <text:p>0.0268664725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14.1232669798134" calcext:value-type="float">
            <text:p>14.1232669798</text:p>
          </table:table-cell>
          <table:table-cell office:value-type="float" office:value="2.03492355354504" calcext:value-type="float">
            <text:p>2.0349235535</text:p>
          </table:table-cell>
          <table:table-cell office:value-type="float" office:value="14.1987665726155" calcext:value-type="float">
            <text:p>14.1987665726</text:p>
          </table:table-cell>
          <table:table-cell office:value-type="float" office:value="2.04580176606455" calcext:value-type="float">
            <text:p>2.0458017661</text:p>
          </table:table-cell>
          <table:table-cell office:value-type="float" office:value="0.473620596033767" calcext:value-type="float">
            <text:p>0.473620596</text:p>
          </table:table-cell>
          <table:table-cell office:value-type="float" office:value="0.0682407057581439" calcext:value-type="float">
            <text:p>0.0682407058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15.6327457671974" calcext:value-type="float">
            <text:p>15.6327457672</text:p>
          </table:table-cell>
          <table:table-cell office:value-type="float" office:value="1.30262813388636" calcext:value-type="float">
            <text:p>1.3026281339</text:p>
          </table:table-cell>
          <table:table-cell office:value-type="float" office:value="15.7163146710134" calcext:value-type="float">
            <text:p>15.716314671</text:p>
          </table:table-cell>
          <table:table-cell office:value-type="float" office:value="1.30959167099301" calcext:value-type="float">
            <text:p>1.309591671</text:p>
          </table:table-cell>
          <table:table-cell office:value-type="float" office:value="0.524240629203361" calcext:value-type="float">
            <text:p>0.5242406292</text:p>
          </table:table-cell>
          <table:table-cell office:value-type="float" office:value="0.0436833428174537" calcext:value-type="float">
            <text:p>0.0436833428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16.3708514145285" calcext:value-type="float">
            <text:p>16.3708514145</text:p>
          </table:table-cell>
          <table:table-cell office:value-type="float" office:value="1.65428219715912" calcext:value-type="float">
            <text:p>1.6542821972</text:p>
          </table:table-cell>
          <table:table-cell office:value-type="float" office:value="16.4583660538388" calcext:value-type="float">
            <text:p>16.4583660538</text:p>
          </table:table-cell>
          <table:table-cell office:value-type="float" office:value="1.66312559241914" calcext:value-type="float">
            <text:p>1.6631255924</text:p>
          </table:table-cell>
          <table:table-cell office:value-type="float" office:value="0.54899283682816" calcext:value-type="float">
            <text:p>0.5489928368</text:p>
          </table:table-cell>
          <table:table-cell office:value-type="float" office:value="0.0554759830955844" calcext:value-type="float">
            <text:p>0.0554759831</text:p>
          </table:table-cell>
        </table:table-row>
      </table:table>
      <table:named-expressions/>
      <table:database-ranges>
        <table:database-range table:name="__Anonymous_Sheet_DB__0" table:target-range-address="'aufgabe-5.5-fit'.A2:'aufgabe-5.5-fit'.G55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5">00/00/0000</text:date>, <text:time style:data-style-name="N2" text:time-value="18:39:17.1147581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05T18:41:00.917198000</dc:date>
    <meta:editing-duration>PT2H32M3S</meta:editing-duration>
    <meta:editing-cycles>19</meta:editing-cycles>
    <meta:generator>LibreOffice/4.4.6.3$Linux_X86_64 LibreOffice_project/40m0$Build-3</meta:generator>
    <meta:document-statistic meta:table-count="2" meta:cell-count="476" meta:object-count="0"/>
  </office:meta>
</office:document-meta>
</file>